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04f7b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04f7b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شَّمْس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1912_3704020042"/><text:span text:style-name="T3"> </text:span><text:span text:style-name="T2">وَالشَّمْسِ وَضُحَيٰهَا </text:span><text:span text:style-name="T3">(1)</text:span><text:span text:style-name="T2"> وَالْقَمَرۣ إِذَا تَلَيٰهَـا </text:span><text:span text:style-name="T3">(2)</text:span><text:span text:style-name="T2"> وَالنَّهۭارۣ إِذَا جَـلَّيٰهَا </text:span><text:span text:style-name="T3">(3)</text:span><text:span text:style-name="T2"> وَالـيْـلِ إِذَا يَغْشَيٰهَا </text:span><text:span text:style-name="T3">(4)</text:span><text:span text:style-name="T2"> وَالسَّمَآءِ وَمَا بَنَيٰهَا </text:span><text:span text:style-name="T3">(5)</text:span><text:span text:style-name="T2"> وَالاَرْضِ وَمَا طَحَيٰهَا </text:span><text:span text:style-name="T3">(6)</text:span><text:span text:style-name="T2"> وَنَفْسٍ وَمَا سَوَّيٰهَا </text:span><text:span text:style-name="T3">(7)</text:span><text:span text:style-name="T2"> فَأَلْهَمَهَا فُجُورَهَا وَتَقْوَيٰهَا </text:span><text:span text:style-name="T3">(8)</text:span><text:span text:style-name="T2"> قَدَ اَفْلَحَ مَن زَكَّيٰهَا </text:span><text:span text:style-name="T3">(9)</text:span><text:span text:style-name="T2"> وَقَدْ خَابَ مَن دَسَّيٰهَاؐ </text:span><text:span text:style-name="T3">(10)</text:span><text:span text:style-name="T2"> كَذَّبَتْ ثَمُودُ بِطَغْوَيٰهَآ </text:span><text:span text:style-name="T3">(11)</text:span><text:span text:style-name="T2"> إِذِ 'نۢبَعَثَ أَشْقَيٰهَا </text:span><text:span text:style-name="T3">(12)</text:span><text:span text:style-name="T2"> فَقَالَ لَهُمْ رَسُولُ </text:span><text:span text:style-name="T5">۴</text:span><text:span text:style-name="T2">للَّهِ نَاقَةَ </text:span><text:span text:style-name="T5">۰</text:span><text:span text:style-name="T2">للَّهِ وَسُقْيَاهَا </text:span><text:span text:style-name="T3">(13)</text:span><text:span text:style-name="T2"> فَكَذَّبُوهُ فَعَقَرُوهَا فَدَمْدَمَ عَلَيْهِمْ رَبُّهُم بِذَنۢبِهِمْ فَسَوَّيٰهَاؐ </text:span><text:span text:style-name="T3">(14)</text:span><text:span text:style-name="T2"> فَلاَ يَخَافُ عُقْبَـٰهَا </text:span><text:span text:style-name="T3">(15)</text:span><text:span text:style-name="T2"> </text:span><text:bookmark-end text:name="__DdeLink__1912_37040200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0:30.763825089</meta:creation-date>
    <dc:date>2025-03-06T08:40:28.689129660</dc:date>
    <meta:editing-duration>PT1M44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75" meta:character-count="412" meta:non-whitespace-character-count="338"/>
  </office:meta>
</office:document-meta>
</file>